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58cm"/>
    </style:style>
    <style:style style:name="co2" style:family="table-column">
      <style:table-column-properties fo:break-before="auto" style:column-width="1.45cm"/>
    </style:style>
    <style:style style:name="co3" style:family="table-column">
      <style:table-column-properties fo:break-before="auto" style:column-width="1.515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1.196cm"/>
    </style:style>
    <style:style style:name="co7" style:family="table-column">
      <style:table-column-properties fo:break-before="auto" style:column-width="1.259cm"/>
    </style:style>
    <style:style style:name="co8" style:family="table-column">
      <style:table-column-properties fo:break-before="auto" style:column-width="1.217cm"/>
    </style:style>
    <style:style style:name="co9" style:family="table-column">
      <style:table-column-properties fo:break-before="auto" style:column-width="1.939cm"/>
    </style:style>
    <style:style style:name="co10" style:family="table-column">
      <style:table-column-properties fo:break-before="auto" style:column-width="1.386cm"/>
    </style:style>
    <style:style style:name="co11" style:family="table-column">
      <style:table-column-properties fo:break-before="auto" style:column-width="1.70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le" table:style-name="ta1">
        <table:shapes>
          <draw:frame draw:z-index="0" draw:style-name="gr1" draw:text-style-name="P1" svg:width="16cm" svg:height="8.988cm" svg:x="2.218cm" svg:y="9.648cm">
            <draw:object draw:notify-on-update-of-ranges="file.B18:file.C18 file.D18:file.D18 file.B19:file.C19 file.D19:file.D19 file.B20:file.C20 file.D20:file.D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89cm" svg:x="18.673cm" svg:y="9.646cm">
            <draw:object draw:notify-on-update-of-ranges="file.B44:file.C44 file.D44:file.D44 file.B45:file.C45 file.D45:file.D45 file.B46:file.C46 file.D46:file.D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.208cm" svg:y="18.764cm">
            <draw:object draw:notify-on-update-of-ranges="file.B71:file.C71 file.D71:file.D71 file.B72:file.C72 file.D72:file.D72 file.B73:file.C73 file.D73:file.D7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2cm" svg:height="9.007cm" svg:x="18.604cm" svg:y="18.681cm">
            <draw:object draw:notify-on-update-of-ranges="file.B97:file.C97 file.D97:file.D97 file.B98:file.C98 file.D98:file.D98 file.B99:file.C99 file.D99:file.D9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OpType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InsCount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Num</text:p>
          </table:table-cell>
          <table:table-cell office:value-type="string" calcext:value-type="string">
            <text:p>AvTime</text:p>
          </table:table-cell>
          <table:table-cell office:value-type="string" calcext:value-type="string">
            <text:p>AbsErr</text:p>
          </table:table-cell>
          <table:table-cell office:value-type="string" calcext:value-type="string">
            <text:p>RelError</text:p>
          </table:table-cell>
          <table:table-cell office:value-type="string" calcext:value-type="string">
            <text:p>TaskPerf</text:p>
          </table:table-cell>
        </table:table-row>
        <table:table-row table:style-name="ro1">
          <table:table-cell office:value-type="string" calcext:value-type="string">
            <text:p>Intel(R) Core(TM) i7-9750H CPU @ 2.60GHz</text:p>
          </table:table-cell>
          <table:table-cell office:value-type="string" calcext:value-type="string">
            <text:p>dgem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-O0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wtime</text:p>
          </table:table-cell>
          <table:table-cell office:value-type="string" calcext:value-type="string">
            <text:p><text:s/>0.2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232sec.</text:p>
          </table:table-cell>
          <table:table-cell office:value-type="string" calcext:value-type="string">
            <text:p>0.005%</text:p>
          </table:table-cell>
          <table:table-cell office:value-type="string" calcext:value-type="string">
            <text:p><text:s/>1.954sec.</text:p>
          </table:table-cell>
          <table:table-cell office:value-type="string" calcext:value-type="string">
            <text:p>430.178</text:p>
          </table:table-cell>
        </table:table-row>
        <table:table-row table:style-name="ro1">
          <table:table-cell office:value-type="string" calcext:value-type="string">
            <text:p>Intel(R) Core(TM) i7-9750H CPU @ 2.60GHz</text:p>
          </table:table-cell>
          <table:table-cell office:value-type="string" calcext:value-type="string">
            <text:p>dgemm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O0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wtime</text:p>
          </table:table-cell>
          <table:table-cell office:value-type="string" calcext:value-type="string">
            <text:p><text:s/>0.2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274sec.</text:p>
          </table:table-cell>
          <table:table-cell office:value-type="string" calcext:value-type="string">
            <text:p>0.004%</text:p>
          </table:table-cell>
          <table:table-cell office:value-type="string" calcext:value-type="string">
            <text:p><text:s/>1.53sec.</text:p>
          </table:table-cell>
          <table:table-cell office:value-type="string" calcext:value-type="string">
            <text:p>365.31</text:p>
          </table:table-cell>
        </table:table-row>
        <table:table-row table:style-name="ro1">
          <table:table-cell office:value-type="string" calcext:value-type="string">
            <text:p>Intel(R) Core(TM) i7-9750H CPU @ 2.60GHz</text:p>
          </table:table-cell>
          <table:table-cell office:value-type="string" calcext:value-type="string">
            <text:p>dgemm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O0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wtime</text:p>
          </table:table-cell>
          <table:table-cell office:value-type="string" calcext:value-type="string">
            <text:p><text:s/>0.2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253sec.</text:p>
          </table:table-cell>
          <table:table-cell office:value-type="string" calcext:value-type="string">
            <text:p>0.001%</text:p>
          </table:table-cell>
          <table:table-cell office:value-type="string" calcext:value-type="string">
            <text:p><text:s/>0.47sec.</text:p>
          </table:table-cell>
          <table:table-cell office:value-type="string" calcext:value-type="string">
            <text:p>394.654</text:p>
          </table:table-cell>
        </table:table-row>
        <table:table-row table:style-name="ro1">
          <table:table-cell office:value-type="string" calcext:value-type="string">
            <text:p>Intel(R) Core(TM) i7-9750H CPU @ 2.60GHz</text:p>
          </table:table-cell>
          <table:table-cell office:value-type="string" calcext:value-type="string">
            <text:p>dgem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-O1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wtime</text:p>
          </table:table-cell>
          <table:table-cell office:value-type="string" calcext:value-type="string">
            <text:p><text:s/>0.0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043sec.</text:p>
          </table:table-cell>
          <table:table-cell office:value-type="string" calcext:value-type="string">
            <text:p>0.001%</text:p>
          </table:table-cell>
          <table:table-cell office:value-type="string" calcext:value-type="string">
            <text:p><text:s/>1.64sec.</text:p>
          </table:table-cell>
          <table:table-cell office:value-type="string" calcext:value-type="string">
            <text:p>2314.3</text:p>
          </table:table-cell>
        </table:table-row>
        <table:table-row table:style-name="ro1">
          <table:table-cell office:value-type="string" calcext:value-type="string">
            <text:p>Intel(R) Core(TM) i7-9750H CPU @ 2.60GHz</text:p>
          </table:table-cell>
          <table:table-cell office:value-type="string" calcext:value-type="string">
            <text:p>dgemm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O1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wtime</text:p>
          </table:table-cell>
          <table:table-cell office:value-type="string" calcext:value-type="string">
            <text:p><text:s/>0.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101sec.</text:p>
          </table:table-cell>
          <table:table-cell office:value-type="string" calcext:value-type="string">
            <text:p>0.001%</text:p>
          </table:table-cell>
          <table:table-cell office:value-type="string" calcext:value-type="string">
            <text:p><text:s/>0.954sec.</text:p>
          </table:table-cell>
          <table:table-cell office:value-type="string" calcext:value-type="string">
            <text:p>986.702</text:p>
          </table:table-cell>
        </table:table-row>
        <table:table-row table:style-name="ro1">
          <table:table-cell office:value-type="string" calcext:value-type="string">
            <text:p>Intel(R) Core(TM) i7-9750H CPU @ 2.60GHz</text:p>
          </table:table-cell>
          <table:table-cell office:value-type="string" calcext:value-type="string">
            <text:p>dgemm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O1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wtime</text:p>
          </table:table-cell>
          <table:table-cell office:value-type="string" calcext:value-type="string">
            <text:p><text:s/>0.1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107sec.</text:p>
          </table:table-cell>
          <table:table-cell office:value-type="string" calcext:value-type="string">
            <text:p>0.001%</text:p>
          </table:table-cell>
          <table:table-cell office:value-type="string" calcext:value-type="string">
            <text:p><text:s/>0.871sec.</text:p>
          </table:table-cell>
          <table:table-cell office:value-type="string" calcext:value-type="string">
            <text:p>934.591</text:p>
          </table:table-cell>
        </table:table-row>
        <table:table-row table:style-name="ro1">
          <table:table-cell office:value-type="string" calcext:value-type="string">
            <text:p>Intel(R) Core(TM) i7-9750H CPU @ 2.60GHz</text:p>
          </table:table-cell>
          <table:table-cell office:value-type="string" calcext:value-type="string">
            <text:p>dgem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-O2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wtime</text:p>
          </table:table-cell>
          <table:table-cell office:value-type="string" calcext:value-type="string">
            <text:p><text:s/>0.0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056sec.</text:p>
          </table:table-cell>
          <table:table-cell office:value-type="string" calcext:value-type="string">
            <text:p>0.003%</text:p>
          </table:table-cell>
          <table:table-cell office:value-type="string" calcext:value-type="string">
            <text:p><text:s/>5.044sec.</text:p>
          </table:table-cell>
          <table:table-cell office:value-type="string" calcext:value-type="string">
            <text:p>1792.2</text:p>
          </table:table-cell>
        </table:table-row>
        <table:table-row table:style-name="ro1">
          <table:table-cell office:value-type="string" calcext:value-type="string">
            <text:p>Intel(R) Core(TM) i7-9750H CPU @ 2.60GHz</text:p>
          </table:table-cell>
          <table:table-cell office:value-type="string" calcext:value-type="string">
            <text:p>dgemm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O2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wtime</text:p>
          </table:table-cell>
          <table:table-cell office:value-type="string" calcext:value-type="string">
            <text:p><text:s/>0.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101sec.</text:p>
          </table:table-cell>
          <table:table-cell office:value-type="string" calcext:value-type="string">
            <text:p>0.001%</text:p>
          </table:table-cell>
          <table:table-cell office:value-type="string" calcext:value-type="string">
            <text:p><text:s/>1.022sec.</text:p>
          </table:table-cell>
          <table:table-cell office:value-type="string" calcext:value-type="string">
            <text:p>987.282</text:p>
          </table:table-cell>
        </table:table-row>
        <table:table-row table:style-name="ro1">
          <table:table-cell office:value-type="string" calcext:value-type="string">
            <text:p>Intel(R) Core(TM) i7-9750H CPU @ 2.60GHz</text:p>
          </table:table-cell>
          <table:table-cell office:value-type="string" calcext:value-type="string">
            <text:p>dgemm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O2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wtime</text:p>
          </table:table-cell>
          <table:table-cell office:value-type="string" calcext:value-type="string">
            <text:p><text:s/>0.1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107sec.</text:p>
          </table:table-cell>
          <table:table-cell table:style-name="ce1" office:value-type="string" calcext:value-type="string">
            <text:p>0%</text:p>
          </table:table-cell>
          <table:table-cell office:value-type="string" calcext:value-type="string">
            <text:p><text:s/>0.318sec.</text:p>
          </table:table-cell>
          <table:table-cell office:value-type="string" calcext:value-type="string">
            <text:p>936.176</text:p>
          </table:table-cell>
        </table:table-row>
        <table:table-row table:style-name="ro1">
          <table:table-cell office:value-type="string" calcext:value-type="string">
            <text:p>Intel(R) Core(TM) i7-9750H CPU @ 2.60GHz</text:p>
          </table:table-cell>
          <table:table-cell office:value-type="string" calcext:value-type="string">
            <text:p>dgem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-O3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wtime</text:p>
          </table:table-cell>
          <table:table-cell office:value-type="string" calcext:value-type="string">
            <text:p><text:s/>0.0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031sec.</text:p>
          </table:table-cell>
          <table:table-cell table:style-name="ce1" office:value-type="string" calcext:value-type="string">
            <text:p>0%</text:p>
          </table:table-cell>
          <table:table-cell office:value-type="string" calcext:value-type="string">
            <text:p><text:s/>0.993sec.</text:p>
          </table:table-cell>
          <table:table-cell office:value-type="string" calcext:value-type="string">
            <text:p>3206.22</text:p>
          </table:table-cell>
        </table:table-row>
        <table:table-row table:style-name="ro1">
          <table:table-cell office:value-type="string" calcext:value-type="string">
            <text:p>Intel(R) Core(TM) i7-9750H CPU @ 2.60GHz</text:p>
          </table:table-cell>
          <table:table-cell office:value-type="string" calcext:value-type="string">
            <text:p>dgemm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O3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wtime</text:p>
          </table:table-cell>
          <table:table-cell office:value-type="string" calcext:value-type="string">
            <text:p><text:s/>0.0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099sec.</text:p>
          </table:table-cell>
          <table:table-cell table:style-name="ce1" office:value-type="string" calcext:value-type="string">
            <text:p>0%</text:p>
          </table:table-cell>
          <table:table-cell office:value-type="string" calcext:value-type="string">
            <text:p><text:s/>0.486sec.</text:p>
          </table:table-cell>
          <table:table-cell office:value-type="string" calcext:value-type="string">
            <text:p>1014.07</text:p>
          </table:table-cell>
        </table:table-row>
        <table:table-row table:style-name="ro1">
          <table:table-cell office:value-type="string" calcext:value-type="string">
            <text:p>Intel(R) Core(TM) i7-9750H CPU @ 2.60GHz</text:p>
          </table:table-cell>
          <table:table-cell office:value-type="string" calcext:value-type="string">
            <text:p>dgemm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O3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wtime</text:p>
          </table:table-cell>
          <table:table-cell office:value-type="string" calcext:value-type="string">
            <text:p><text:s/>0.1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105sec.</text:p>
          </table:table-cell>
          <table:table-cell office:value-type="string" calcext:value-type="string">
            <text:p>0.002%</text:p>
          </table:table-cell>
          <table:table-cell office:value-type="string" calcext:value-type="string">
            <text:p><text:s/>2.004sec.</text:p>
          </table:table-cell>
          <table:table-cell office:value-type="string" calcext:value-type="string">
            <text:p>954.26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-O0</text:p>
          </table:table-cell>
          <table:table-cell office:value-type="float" office:value="430.178" calcext:value-type="float">
            <text:p>430,1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-O0</text:p>
          </table:table-cell>
          <table:table-cell office:value-type="float" office:value="365.31" calcext:value-type="float">
            <text:p>365,3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-O0</text:p>
          </table:table-cell>
          <table:table-cell office:value-type="float" office:value="394.654" calcext:value-type="float">
            <text:p>394,654</text:p>
          </table:table-cell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-O1</text:p>
          </table:table-cell>
          <table:table-cell office:value-type="float" office:value="2314.3" calcext:value-type="float">
            <text:p>2314,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-O1</text:p>
          </table:table-cell>
          <table:table-cell office:value-type="float" office:value="986.702" calcext:value-type="float">
            <text:p>986,70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-O1</text:p>
          </table:table-cell>
          <table:table-cell office:value-type="float" office:value="934.591" calcext:value-type="float">
            <text:p>934,591</text:p>
          </table:table-cell>
          <table:table-cell table:number-columns-repeated="8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-O2</text:p>
          </table:table-cell>
          <table:table-cell office:value-type="float" office:value="1792.2" calcext:value-type="float">
            <text:p>1792,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-O2</text:p>
          </table:table-cell>
          <table:table-cell office:value-type="float" office:value="987.282" calcext:value-type="float">
            <text:p>987,28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-O2</text:p>
          </table:table-cell>
          <table:table-cell office:value-type="float" office:value="936.176" calcext:value-type="float">
            <text:p>936,176</text:p>
          </table:table-cell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-O3</text:p>
          </table:table-cell>
          <table:table-cell office:value-type="float" office:value="3206.22" calcext:value-type="float">
            <text:p>3206,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-O3</text:p>
          </table:table-cell>
          <table:table-cell office:value-type="float" office:value="1014.07" calcext:value-type="float">
            <text:p>1014,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-O3</text:p>
          </table:table-cell>
          <table:table-cell office:value-type="float" office:value="954.26" calcext:value-type="float">
            <text:p>954,2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06T17:11:51.750816457</dc:date>
    <meta:editing-duration>PT9M47S</meta:editing-duration>
    <meta:editing-cycles>1</meta:editing-cycles>
    <meta:document-statistic meta:table-count="1" meta:cell-count="192" meta:object-count="4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89cm" xlink:href=".." xlink:type="simple" chart:class="chart:bar" chart:style-name="ch1">
        <chart:title svg:x="7.493cm" svg:y="0.315cm" chart:style-name="ch2">
          <text:p>Perf</text:p>
        </chart:title>
        <chart:legend chart:legend-position="end" svg:x="13.51cm" svg:y="3.688cm" style:legend-expansion="high" chart:style-name="ch3"/>
        <chart:plot-area chart:style-name="ch4" table:cell-range-address="file.B18:file.D20" chart:data-source-has-labels="column" svg:x="1.321cm" svg:y="1.299cm" svg:width="11.869cm" svg:height="6.54cm">
          <chartooo:coordinate-region svg:x="2.144cm" svg:y="1.501cm" svg:width="11.046cm" svg:height="6.136cm"/>
          <chart:axis chart:dimension="x" chart:name="primary-x" chart:style-name="ch5">
            <chart:title svg:x="6.489cm" svg:y="8.018cm" chart:style-name="ch6">
              <text:p>Type&amp;Opt</text:p>
            </chart:title>
          </chart:axis>
          <chart:axis chart:dimension="y" chart:name="primary-y" chart:style-name="ch7">
            <chart:title svg:x="0.451cm" svg:y="5.261cm" chart:style-name="ch8">
              <text:p>TaskPerf</text:p>
            </chart:title>
            <chart:grid chart:style-name="ch9" chart:class="major"/>
          </chart:axis>
          <chart:series chart:style-name="ch10" chart:values-cell-range-address="file.D18:file.D18" chart:label-cell-address="file.B18:file.C18" chart:class="chart:bar">
            <chart:data-point/>
          </chart:series>
          <chart:series chart:style-name="ch11" chart:values-cell-range-address="file.D19:file.D19" chart:label-cell-address="file.B19:file.C19" chart:class="chart:bar">
            <chart:data-point/>
          </chart:series>
          <chart:series chart:style-name="ch12" chart:values-cell-range-address="file.D20:file.D20" chart:label-cell-address="file.B20:file.C20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nt -O0</text:p>
                <text:list>
                  <text:list-item>
                    <text:p>int</text:p>
                  </text:list-item>
                  <text:list-item>
                    <text:p>-O0</text:p>
                  </text:list-item>
                </text:list>
                <draw:g>
                  <svg:desc>file.B18:file.C18</svg:desc>
                </draw:g>
              </table:table-cell>
              <table:table-cell office:value-type="float" office:value="430.178">
                <text:p>430.178</text:p>
                <draw:g>
                  <svg:desc>file.D18:file.D18</svg:desc>
                </draw:g>
              </table:table-cell>
            </table:table-row>
            <table:table-row>
              <table:table-cell office:value-type="string">
                <text:p>float -O0</text:p>
                <text:list>
                  <text:list-item>
                    <text:p>float</text:p>
                  </text:list-item>
                  <text:list-item>
                    <text:p>-O0</text:p>
                  </text:list-item>
                </text:list>
                <draw:g>
                  <svg:desc>file.B19:file.C19</svg:desc>
                </draw:g>
              </table:table-cell>
              <table:table-cell office:value-type="float" office:value="365.31">
                <text:p>365.31</text:p>
                <draw:g>
                  <svg:desc>file.D19:file.D19</svg:desc>
                </draw:g>
              </table:table-cell>
            </table:table-row>
            <table:table-row>
              <table:table-cell office:value-type="string">
                <text:p>double -O0</text:p>
                <text:list>
                  <text:list-item>
                    <text:p>double</text:p>
                  </text:list-item>
                  <text:list-item>
                    <text:p>-O0</text:p>
                  </text:list-item>
                </text:list>
                <draw:g>
                  <svg:desc>file.B20:file.C20</svg:desc>
                </draw:g>
              </table:table-cell>
              <table:table-cell office:value-type="float" office:value="394.654">
                <text:p>394.654</text:p>
                <draw:g>
                  <svg:desc>file.D20:file.D20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9cm" xlink:href=".." xlink:type="simple" chart:class="chart:bar" chart:style-name="ch1">
        <chart:title svg:x="7.493cm" svg:y="0.315cm" chart:style-name="ch2">
          <text:p>Perf</text:p>
        </chart:title>
        <chart:legend chart:legend-position="end" svg:x="13.509cm" svg:y="3.689cm" style:legend-expansion="high" chart:style-name="ch3"/>
        <chart:plot-area chart:style-name="ch4" table:cell-range-address="file.B44:file.D46" chart:data-source-has-labels="column" svg:x="1.321cm" svg:y="1.299cm" svg:width="11.868cm" svg:height="6.541cm">
          <chartooo:coordinate-region svg:x="2.334cm" svg:y="1.501cm" svg:width="10.855cm" svg:height="6.137cm"/>
          <chart:axis chart:dimension="x" chart:name="primary-x" chart:style-name="ch5">
            <chart:title svg:x="6.489cm" svg:y="8.019cm" chart:style-name="ch6">
              <text:p>Opt&amp;Type</text:p>
            </chart:title>
          </chart:axis>
          <chart:axis chart:dimension="y" chart:name="primary-y" chart:style-name="ch7">
            <chart:title svg:x="0.451cm" svg:y="5.261cm" chart:style-name="ch8">
              <text:p>TaskPerf</text:p>
            </chart:title>
            <chart:grid chart:style-name="ch9" chart:class="major"/>
          </chart:axis>
          <chart:series chart:style-name="ch10" chart:values-cell-range-address="file.D44:file.D44" chart:label-cell-address="file.B44:file.C44" chart:class="chart:bar">
            <chart:data-point/>
          </chart:series>
          <chart:series chart:style-name="ch11" chart:values-cell-range-address="file.D45:file.D45" chart:label-cell-address="file.B45:file.C45" chart:class="chart:bar">
            <chart:data-point/>
          </chart:series>
          <chart:series chart:style-name="ch12" chart:values-cell-range-address="file.D46:file.D46" chart:label-cell-address="file.B46:file.C46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nt -O1</text:p>
                <text:list>
                  <text:list-item>
                    <text:p>int</text:p>
                  </text:list-item>
                  <text:list-item>
                    <text:p>-O1</text:p>
                  </text:list-item>
                </text:list>
                <draw:g>
                  <svg:desc>file.B44:file.C44</svg:desc>
                </draw:g>
              </table:table-cell>
              <table:table-cell office:value-type="float" office:value="2314.3">
                <text:p>2314.3</text:p>
                <draw:g>
                  <svg:desc>file.D44:file.D44</svg:desc>
                </draw:g>
              </table:table-cell>
            </table:table-row>
            <table:table-row>
              <table:table-cell office:value-type="string">
                <text:p>float -O1</text:p>
                <text:list>
                  <text:list-item>
                    <text:p>float</text:p>
                  </text:list-item>
                  <text:list-item>
                    <text:p>-O1</text:p>
                  </text:list-item>
                </text:list>
                <draw:g>
                  <svg:desc>file.B45:file.C45</svg:desc>
                </draw:g>
              </table:table-cell>
              <table:table-cell office:value-type="float" office:value="986.702">
                <text:p>986.702</text:p>
                <draw:g>
                  <svg:desc>file.D45:file.D45</svg:desc>
                </draw:g>
              </table:table-cell>
            </table:table-row>
            <table:table-row>
              <table:table-cell office:value-type="string">
                <text:p>double -O1</text:p>
                <text:list>
                  <text:list-item>
                    <text:p>double</text:p>
                  </text:list-item>
                  <text:list-item>
                    <text:p>-O1</text:p>
                  </text:list-item>
                </text:list>
                <draw:g>
                  <svg:desc>file.B46:file.C46</svg:desc>
                </draw:g>
              </table:table-cell>
              <table:table-cell office:value-type="float" office:value="934.591">
                <text:p>934.591</text:p>
                <draw:g>
                  <svg:desc>file.D46:file.D4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93cm" svg:y="0.316cm" chart:style-name="ch2">
          <text:p>Perf</text:p>
        </chart:title>
        <chart:legend chart:legend-position="end" svg:x="13.509cm" svg:y="3.694cm" style:legend-expansion="high" chart:style-name="ch3"/>
        <chart:plot-area chart:style-name="ch4" table:cell-range-address="file.B71:file.D73" chart:data-source-has-labels="column" svg:x="1.321cm" svg:y="1.301cm" svg:width="11.868cm" svg:height="6.548cm">
          <chartooo:coordinate-region svg:x="2.334cm" svg:y="1.503cm" svg:width="10.855cm" svg:height="6.144cm"/>
          <chart:axis chart:dimension="x" chart:name="primary-x" chart:style-name="ch5">
            <chart:title svg:x="6.489cm" svg:y="8.029cm" chart:style-name="ch6">
              <text:p>Opt&amp;Type</text:p>
            </chart:title>
          </chart:axis>
          <chart:axis chart:dimension="y" chart:name="primary-y" chart:style-name="ch7">
            <chart:title svg:x="0.451cm" svg:y="5.267cm" chart:style-name="ch8">
              <text:p>TaskPerf</text:p>
            </chart:title>
            <chart:grid chart:style-name="ch9" chart:class="major"/>
          </chart:axis>
          <chart:series chart:style-name="ch10" chart:values-cell-range-address="file.D71:file.D71" chart:label-cell-address="file.B71:file.C71" chart:class="chart:bar">
            <chart:data-point/>
          </chart:series>
          <chart:series chart:style-name="ch11" chart:values-cell-range-address="file.D72:file.D72" chart:label-cell-address="file.B72:file.C72" chart:class="chart:bar">
            <chart:data-point/>
          </chart:series>
          <chart:series chart:style-name="ch12" chart:values-cell-range-address="file.D73:file.D73" chart:label-cell-address="file.B73:file.C73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nt -O2</text:p>
                <text:list>
                  <text:list-item>
                    <text:p>int</text:p>
                  </text:list-item>
                  <text:list-item>
                    <text:p>-O2</text:p>
                  </text:list-item>
                </text:list>
                <draw:g>
                  <svg:desc>file.B71:file.C71</svg:desc>
                </draw:g>
              </table:table-cell>
              <table:table-cell office:value-type="float" office:value="1792.2">
                <text:p>1792.2</text:p>
                <draw:g>
                  <svg:desc>file.D71:file.D71</svg:desc>
                </draw:g>
              </table:table-cell>
            </table:table-row>
            <table:table-row>
              <table:table-cell office:value-type="string">
                <text:p>float -O2</text:p>
                <text:list>
                  <text:list-item>
                    <text:p>float</text:p>
                  </text:list-item>
                  <text:list-item>
                    <text:p>-O2</text:p>
                  </text:list-item>
                </text:list>
                <draw:g>
                  <svg:desc>file.B72:file.C72</svg:desc>
                </draw:g>
              </table:table-cell>
              <table:table-cell office:value-type="float" office:value="987.282">
                <text:p>987.282</text:p>
                <draw:g>
                  <svg:desc>file.D72:file.D72</svg:desc>
                </draw:g>
              </table:table-cell>
            </table:table-row>
            <table:table-row>
              <table:table-cell office:value-type="string">
                <text:p>double -O2</text:p>
                <text:list>
                  <text:list-item>
                    <text:p>double</text:p>
                  </text:list-item>
                  <text:list-item>
                    <text:p>-O2</text:p>
                  </text:list-item>
                </text:list>
                <draw:g>
                  <svg:desc>file.B73:file.C73</svg:desc>
                </draw:g>
              </table:table-cell>
              <table:table-cell office:value-type="float" office:value="936.176">
                <text:p>936.176</text:p>
                <draw:g>
                  <svg:desc>file.D73:file.D73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21cm" svg:height="9.008cm" xlink:href=".." xlink:type="simple" chart:class="chart:bar" chart:style-name="ch1">
        <chart:title svg:x="7.503cm" svg:y="0.316cm" chart:style-name="ch2">
          <text:p>Perf</text:p>
        </chart:title>
        <chart:legend chart:legend-position="end" svg:x="13.53cm" svg:y="3.698cm" style:legend-expansion="high" chart:style-name="ch3"/>
        <chart:plot-area chart:style-name="ch4" table:cell-range-address="file.B97:file.D99" chart:data-source-has-labels="column" svg:x="1.321cm" svg:y="1.301cm" svg:width="11.889cm" svg:height="6.556cm">
          <chartooo:coordinate-region svg:x="2.334cm" svg:y="1.503cm" svg:width="10.876cm" svg:height="6.152cm"/>
          <chart:axis chart:dimension="x" chart:name="primary-x" chart:style-name="ch5">
            <chart:title svg:x="6.499cm" svg:y="8.037cm" chart:style-name="ch6">
              <text:p>Opt&amp;Type</text:p>
            </chart:title>
          </chart:axis>
          <chart:axis chart:dimension="y" chart:name="primary-y" chart:style-name="ch7">
            <chart:title svg:x="0.451cm" svg:y="5.271cm" chart:style-name="ch8">
              <text:p>TaskPerf</text:p>
            </chart:title>
            <chart:grid chart:style-name="ch9" chart:class="major"/>
          </chart:axis>
          <chart:series chart:style-name="ch10" chart:values-cell-range-address="file.D97:file.D97" chart:label-cell-address="file.B97:file.C97" chart:class="chart:bar">
            <chart:data-point/>
          </chart:series>
          <chart:series chart:style-name="ch11" chart:values-cell-range-address="file.D98:file.D98" chart:label-cell-address="file.B98:file.C98" chart:class="chart:bar">
            <chart:data-point/>
          </chart:series>
          <chart:series chart:style-name="ch12" chart:values-cell-range-address="file.D99:file.D99" chart:label-cell-address="file.B99:file.C99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nt -O3</text:p>
                <text:list>
                  <text:list-item>
                    <text:p>int</text:p>
                  </text:list-item>
                  <text:list-item>
                    <text:p>-O3</text:p>
                  </text:list-item>
                </text:list>
                <draw:g>
                  <svg:desc>file.B97:file.C97</svg:desc>
                </draw:g>
              </table:table-cell>
              <table:table-cell office:value-type="float" office:value="3206.22">
                <text:p>3206.22</text:p>
                <draw:g>
                  <svg:desc>file.D97:file.D97</svg:desc>
                </draw:g>
              </table:table-cell>
            </table:table-row>
            <table:table-row>
              <table:table-cell office:value-type="string">
                <text:p>float -O3</text:p>
                <text:list>
                  <text:list-item>
                    <text:p>float</text:p>
                  </text:list-item>
                  <text:list-item>
                    <text:p>-O3</text:p>
                  </text:list-item>
                </text:list>
                <draw:g>
                  <svg:desc>file.B98:file.C98</svg:desc>
                </draw:g>
              </table:table-cell>
              <table:table-cell office:value-type="float" office:value="1014.07">
                <text:p>1014.07</text:p>
                <draw:g>
                  <svg:desc>file.D98:file.D98</svg:desc>
                </draw:g>
              </table:table-cell>
            </table:table-row>
            <table:table-row>
              <table:table-cell office:value-type="string">
                <text:p>double -O3</text:p>
                <text:list>
                  <text:list-item>
                    <text:p>double</text:p>
                  </text:list-item>
                  <text:list-item>
                    <text:p>-O3</text:p>
                  </text:list-item>
                </text:list>
                <draw:g>
                  <svg:desc>file.B99:file.C99</svg:desc>
                </draw:g>
              </table:table-cell>
              <table:table-cell office:value-type="float" office:value="954.26">
                <text:p>954.26</text:p>
                <draw:g>
                  <svg:desc>file.D99:file.D99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